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OpenSymbol" svg:font-family="OpenSymbol"/>
    <style:font-face style:name="Tahoma1" svg:font-family="Tahoma"/>
    <style:font-face style:name="Verdana" svg:font-family="Verdana, Geneva, sans-serif"/>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style:line-height-at-least="0.476cm" fo:text-indent="0cm" style:auto-text-indent="false" fo:padding="0cm" fo:border="none"/>
    </style:style>
    <style:style style:name="P2" style:family="paragraph" style:parent-style-name="Standard">
      <style:paragraph-properties fo:margin-left="0cm" fo:margin-right="0cm" fo:margin-top="0cm" fo:margin-bottom="0cm" style:line-height-at-least="0.476cm" fo:text-indent="0cm" style:auto-text-indent="false" fo:padding="0cm" fo:border="none"/>
      <style:text-properties style:font-name="Calibri"/>
    </style:style>
    <style:style style:name="P3" style:family="paragraph" style:parent-style-name="Standard">
      <style:paragraph-properties fo:margin-left="0cm" fo:margin-right="0cm" fo:margin-top="0cm" fo:margin-bottom="0cm" style:line-height-at-least="0.476cm" fo:text-indent="0cm" style:auto-text-indent="false" fo:padding="0cm" fo:border="none"/>
      <style:text-properties style:font-name="Calibri" fo:font-weight="bold" style:font-weight-asian="bold" style:font-weight-complex="bold"/>
    </style:style>
    <style:style style:name="P4" style:family="paragraph" style:parent-style-name="Standard">
      <style:paragraph-properties fo:margin-left="0cm" fo:margin-right="0cm" fo:margin-top="0cm" fo:margin-bottom="0cm" style:line-height-at-least="0.476cm" fo:text-indent="0cm" style:auto-text-indent="false" fo:padding="0cm" fo:border="none"/>
      <style:text-properties style:font-name="Calibri" fo:font-weight="normal" style:font-weight-asian="normal" style:font-weight-complex="normal"/>
    </style:style>
    <style:style style:name="P5" style:family="paragraph" style:parent-style-name="Standard">
      <style:paragraph-properties fo:margin-left="0cm" fo:margin-right="0cm" fo:margin-top="0cm" fo:margin-bottom="0cm" style:line-height-at-least="0.476cm" fo:text-indent="0cm" style:auto-text-indent="false" fo:padding="0cm" fo:border="none"/>
      <style:text-properties style:font-name="Calibri" fo:font-size="10pt" style:font-size-asian="10pt" style:font-size-complex="10pt"/>
    </style:style>
    <style:style style:name="P6" style:family="paragraph" style:parent-style-name="Standard">
      <style:paragraph-properties fo:margin-left="0cm" fo:margin-right="0cm" fo:margin-top="0cm" fo:margin-bottom="0cm" style:line-height-at-least="0.476cm" fo:text-indent="0cm" style:auto-text-indent="false" fo:padding="0cm" fo:border="none"/>
      <style:text-properties fo:color="#000000" fo:font-size="12pt" style:font-size-asian="12pt" style:font-size-complex="12pt"/>
    </style:style>
    <style:style style:name="P7" style:family="paragraph" style:parent-style-name="Standard" style:list-style-name="L1">
      <style:paragraph-properties fo:margin-left="0cm" fo:margin-right="0cm" fo:margin-top="0cm" fo:margin-bottom="0cm" style:line-height-at-least="0.476cm" fo:text-indent="0cm" style:auto-text-indent="false" fo:padding="0cm" fo:border="none"/>
      <style:text-properties fo:color="#000000" fo:font-size="12pt" style:font-size-asian="12pt" style:font-size-complex="12pt"/>
    </style:style>
    <style:style style:name="T1" style:family="text">
      <style:text-properties fo:font-variant="normal" fo:text-transform="none" fo:color="#666666" fo:letter-spacing="normal"/>
    </style:style>
    <style:style style:name="T2" style:family="text">
      <style:text-properties fo:font-variant="normal" fo:text-transform="none" fo:color="#666666" fo:font-size="9.75pt" fo:letter-spacing="normal" fo:font-style="normal" fo:font-weight="normal"/>
    </style:style>
    <style:style style:name="T3" style:family="text">
      <style:text-properties fo:font-variant="normal" fo:text-transform="none" fo:color="#666666" fo:font-size="9.75pt" fo:letter-spacing="normal" fo:language="en" fo:country="GB" fo:font-style="normal" fo:font-weight="normal"/>
    </style:style>
    <style:style style:name="T4" style:family="text">
      <style:text-properties fo:font-variant="normal" fo:text-transform="none" fo:color="#666666" style:font-name="Calibri" fo:font-size="9.75pt" fo:letter-spacing="normal" fo:font-style="normal" fo:font-weight="normal"/>
    </style:style>
    <style:style style:name="T5" style:family="text">
      <style:text-properties fo:font-variant="normal" fo:text-transform="none" fo:color="#666666" style:font-name="Calibri" fo:letter-spacing="normal"/>
    </style:style>
    <style:style style:name="T6" style:family="text">
      <style:text-properties fo:font-variant="normal" fo:text-transform="none" fo:color="#666666" style:font-name="Calibri" fo:letter-spacing="normal" fo:font-style="normal" fo:font-weight="normal"/>
    </style:style>
    <style:style style:name="T7" style:family="text">
      <style:text-properties fo:font-variant="normal" fo:text-transform="none" style:font-name="Calibri" fo:letter-spacing="normal" fo:font-style="normal" fo:font-weight="normal"/>
    </style:style>
    <style:style style:name="T8" style:family="text">
      <style:text-properties fo:font-variant="normal" fo:text-transform="none" fo:color="#000000" style:font-name="Arial1" fo:font-size="9pt" fo:letter-spacing="normal" fo:font-style="normal" fo:font-weight="normal"/>
    </style:style>
    <style:style style:name="T9" style:family="text">
      <style:text-properties fo:font-variant="normal" fo:text-transform="none" fo:color="#000000" style:font-name="Arial1" fo:font-size="9.75pt" fo:letter-spacing="normal" fo:font-style="normal"/>
    </style:style>
    <style:style style:name="T10" style:family="text">
      <style:text-properties fo:font-variant="normal" fo:text-transform="none" fo:color="#000000" style:font-name="Arial1" fo:font-size="9.75pt" fo:letter-spacing="normal" fo:font-style="normal" fo:font-weight="normal"/>
    </style:style>
    <style:style style:name="T11" style:family="text">
      <style:text-properties fo:font-variant="normal" fo:text-transform="none" fo:color="#333333" style:font-name="verdana" fo:font-size="9.75pt" fo:letter-spacing="normal" fo:font-style="normal" fo:font-weight="bold"/>
    </style:style>
    <style:style style:name="T12" style:family="text">
      <style:text-properties fo:font-variant="normal" fo:text-transform="none" fo:color="#333333" style:font-name="verdana" fo:font-size="9.75pt" fo:letter-spacing="normal" fo:font-style="normal" fo:font-weight="bold" style:font-weight-asian="bold" style:font-weight-complex="bold"/>
    </style:style>
    <style:style style:name="T13" style:family="text">
      <style:text-properties fo:font-variant="normal" fo:text-transform="none" fo:color="#333333" style:font-name="verdana" fo:font-size="9.75pt" fo:letter-spacing="normal" fo:font-style="normal" fo:font-weight="normal"/>
    </style:style>
    <style:style style:name="T14" style:family="text">
      <style:text-properties fo:font-variant="normal" fo:text-transform="none" fo:color="#333333" fo:letter-spacing="normal"/>
    </style:style>
    <style:style style:name="T15" style:family="text">
      <style:text-properties fo:font-weight="normal" style:font-weight-asian="normal" style:font-weight-complex="normal"/>
    </style:style>
    <style:style style:name="T16" style:family="text">
      <style:text-properties style:font-name="Calibri"/>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7">TODO: </text:span></text:p>
      <text:list xml:id="list3921540431043057795" text:style-name="L1">
        <text:list-item>
          <text:p text:style-name="P7"><text:span text:style-name="T7">Geldwäsche bei E-Geld</text:span></text:p>
        </text:list-item>
        <text:list-item>
          <text:p text:style-name="P7"><text:span text:style-name="T7">Treuhandunternehmen?</text:span></text:p>
        </text:list-item>
        <text:list-item>
          <text:p text:style-name="P7"><text:span text:style-name="T7">Wer ist sonst Überwacher?</text:span></text:p>
        </text:list-item>
        <text:list-item>
          <text:p text:style-name="P7"><text:span text:style-name="T7">Zusammenfassen und strukturieren des Textes.</text:span></text:p>
        </text:list-item>
      </text:list>
      <text:p text:style-name="P1"><text:a xlink:type="simple" xlink:href="http://www.bafin.de/DE/Aufsicht/Geldwaeschebekaempfung/geldwaeschebekaempfung_node.html"><text:span text:style-name="T4"/></text:a></text:p>
      <text:p text:style-name="P1"><text:a xlink:type="simple" xlink:href="http://www.bafin.de/DE/Aufsicht/Geldwaeschebekaempfung/geldwaeschebekaempfung_node.html">http://www.bafin.de/DE/Aufsicht/Geldwaeschebekaempfung/geldwaeschebekaempfung_node.html</text:a><text:span text:style-name="T4"> </text:span></text:p>
      <text:p text:style-name="P2"><text:span text:style-name="T2"/></text:p>
      <text:p text:style-name="P1"><text:span text:style-name="T4">Die </text:span><text:span text:style-name="ACRONYM"><text:span text:style-name="T4">BaFin</text:span></text:span><text:span text:style-name="T5"> </text:span><text:span text:style-name="T4">verfolgt das Ziel, einen Missbrauch des Finanzsystems zu Zwecken von Geldwäsche, Terrorismusfinanzierung und sonstigen strafbaren Handlungen, die zu einer Vermögensgefährdung eines Instituts führen können, zu verhindern. Sie sorgt dafür, dass die zu diesem Zweck bestehenden gesetzlichen Pflichten von den von ihr beaufsichtigten Unternehmen und Personen umgesetzt werden. Diese Pflichten ergeben sich aus dem Geldwäschegesetz (</text:span><text:span text:style-name="ACRONYM"><text:span text:style-name="T4">GwG</text:span></text:span><text:span text:style-name="T4">), dem Kreditwesengesetz (</text:span><text:span text:style-name="ACRONYM"><text:span text:style-name="T4">KWG</text:span></text:span><text:span text:style-name="T4">), dem Versicherungsaufsichtsgesetz (</text:span><text:span text:style-name="ACRONYM"><text:span text:style-name="T4">VAG</text:span></text:span><text:span text:style-name="T4">), dem Zahlungsdiensteaufsichtsgesetz (</text:span><text:span text:style-name="ACRONYM"><text:span text:style-name="T4">ZAG</text:span></text:span><text:span text:style-name="T4">) oder dem Kapitalanlagegesetzbuch (</text:span><text:span text:style-name="ACRONYM"><text:span text:style-name="T4">KAGB</text:span></text:span><text:span text:style-name="T4">).</text:span><text:span text:style-name="T16"> </text:span></text:p>
      <text:p text:style-name="P1"><text:span text:style-name="T16"/></text:p>
      <text:p text:style-name="P1"><text:span text:style-name="T4">Schließlich ist in der Abteilung "Geldwäscheprävention" auch die elektronische Kontenabrufeinrichtung nach § 24c </text:span><text:span text:style-name="ACRONYM"><text:span text:style-name="T4">KWG</text:span></text:span><text:span text:style-name="T5"> </text:span><text:span text:style-name="T4">angesiedelt. Hiermit können unter bestimmten Voraussetzungen Konten verdächtiger Terroristen oder anderer Straftäter bei in Deutschland ansässigen Kreditinstituten aufgespürt und an die jeweiligen Anfragenden (insbesondere Strafverfolgungsbehörden) übermittelt werden.</text:span><text:span text:style-name="T16"> </text:span></text:p>
      <text:p text:style-name="P2"/>
      <text:p text:style-name="P2"><text:span text:style-name="T2">Die Abteilung </text:span>GW<text:span text:style-name="T1"> </text:span><text:span text:style-name="T2">vertritt außerdem die finanzaufsichtlichen Interessen in diversen internationalen und europäischen Gremien, insbesondere in der </text:span><text:span text:style-name="T3">Financial Action Task Force on Money Laundering</text:span><text:span text:style-name="T1"> </text:span><text:span text:style-name="T2">(</text:span>FATF<text:span text:style-name="T2">) oder dem Sub-Committee on Anti Money Laundering (AMLC), einem Unterausschuss des Gemeinsamen Ausschuss der Europäischen Aufsichtsbehörden.</text:span> </text:p>
      <text:p text:style-name="P2"/>
      <text:p text:style-name="P2">{Abdulhamid}</text:p>
      <text:p text:style-name="P2"/>
      <text:p text:style-name="P2"/>
      <text:p text:style-name="P3">Kreditinstitute</text:p>
      <text:p text:style-name="P4">Bundesanstalt für Finanzdienstleistungsaufsicht</text:p>
      <text:p text:style-name="P2"><text:span text:style-name="T8">Die EU reagiert mit den strengeren Regeln auf die wachsenden Missbrauchsmöglichkeiten für Geldwäscher. Im Zuge der Globalisierung der Finanzmärkte hat sich die Summe des Geldes, das illegal in den Finanzkreislauf eingeschleust wird, in den vergangenen zehn Jahren weltweit verdoppelt. Die verschärfte Rechtslage für Banken sieht unter anderem erhöhte Sorgfaltspflichten bei der Identitätsprüfung vor. Hierzu gehören auch Verfahren zum Erkennen und Einstufen so genannter politisch exponierter Personen, die ein erhöhtes Risiko darstellen. Zudem müssen die Banken eine konzernweite Gefährdungsanalyse bei ihren Kunden durchführen. Dies bedeutet beispielsweise die Einteilung der Kunden, Produkte und Transaktionen in Risikoklassen. </text:span> </text:p>
      <text:p text:style-name="P2"><text:span text:style-name="T8">Mit der Umsetzung der Vorgaben sind deutsche Banken unterschiedlich weit: 88 Prozent der Banken prüfen bei der Kontoeröffnung unter anderem das Herkunftsland des Kunden. 81 Prozent teilen die Kontoinhaber zudem in bestimmte Risikogruppen ein, und mehr als drei Viertel informieren sich über die Art der Geschäftstätigkeit der Neukunden. Teilweise gehen die bestehenden Maßnahmen zur Identitätsprüfung jedoch noch nicht weit genug. In wichtigen Punkten weichen die internen Prozesse der Institute stark von den neuen gesetzlichen Vorgaben ab: 37 Prozent der Banken fragen nicht nach den Beweggründen der Kontoeröffnung. </text:span> </text:p>
      <text:p text:style-name="P2"><text:span text:style-name="T8">Ort der Geschäftstätigkeit des Kunden und holt Auskünfte über die Herkunft der Geldmittel ein.</text:span> </text:p>
      <text:p text:style-name="P2"><text:span text:style-name="T8">klopfen ihren bestehenden Kundenstamm nachträglich auf Geldwäscherisiken ab</text:span> </text:p>
      <text:p text:style-name="P2"><text:span text:style-name="T8">Eine Überprüfung der Geschäftsbeziehungen des potenziellen Bankkunden, wie es die Geldwäscherichtlinie künftig vorsieht</text:span> </text:p>
      <text:p text:style-name="P2"><text:span text:style-name="T8">politisch exponierte Personen</text:span> </text:p>
      <text:p text:style-name="P2"><text:span text:style-name="T8">Kundendaten mit Datenbanken privater Anbieter ab, beispielsweise World Check oder World Compliance</text:span> </text:p>
      <text:p text:style-name="P2"><text:span text:style-name="T8">Denn Banken müssen gemäß der 3. EU-Geldwäscherichtlinie sämtliche Maßnahmen zur Abwehr von Geldwäsche nicht nur im Mutterhaus gewährleisten - die Regelungen gelten auch für sämtliche Tochtergesellschaften</text:span> </text:p>
      <text:p text:style-name="P2"><text:span text:style-name="T8">Das effektive Aufspüren ungewöhnlicher Transaktionen sowie das Identifizieren insbesondere politisch exponierter </text:span><text:soft-page-break/><text:span text:style-name="T8">Personen können nur IT-gestützte Lösungen zuverlässig leisten</text:span> </text:p>
      <text:p text:style-name="P2"/>
      <text:p text:style-name="P3">Finanzdienstleistungsinstitute</text:p>
      <text:p text:style-name="P2">Bundesanstalt für Finanzdienstleistungsaufsicht</text:p>
      <text:p text:style-name="P2">selben Regeln wie für Banken<text:tab/><text:tab/><text:tab/></text:p>
      <text:p text:style-name="P2"><text:tab/><text:tab/><text:tab/></text:p>
      <text:p text:style-name="P3">Unternehmen, Agenten und Personen im Umgang mit E-Geld</text:p>
      <text:p text:style-name="P4">Bundesanstalt für Finanzdienstleistungsaufsicht</text:p>
      <text:p text:style-name="P2"/>
      <text:p text:style-name="P3">Versicherungen</text:p>
      <text:p text:style-name="P2">für Versicherungsunternehmen und die im Inland gelegenen</text:p>
      <text:p text:style-name="P2">Niederlassungen solcher Unternehmen die jeweils zuständige</text:p>
      <text:p text:style-name="P2">Aufsichtsbehörde für das Versicherungswesen<text:tab/><text:tab/><text:tab/></text:p>
      <text:p text:style-name="P5">(2) Die nach § 16 Absatz 2 zuständigen Behörden, soweit sie die</text:p>
      <text:p text:style-name="P5">Aufsicht über die Verpflichteten nach § 2 Absatz 1 Nummer 1 bis 2a, 4</text:p>
      <text:p text:style-name="P5">und 6 ausüben, stellen der Europäischen Bankenaufsichtsbehörde, der</text:p>
      <text:p text:style-name="P5">Europäischen Aufsichtsbehörde für das Versicherungswesen und die</text:p>
      <text:p text:style-name="P5">betriebliche Altersversorgung sowie der Europäischen Wertpapier- und</text:p>
      <text:p text:style-name="P5">Marktaufsichtsbehörde nach Maßgabe der Artikel 35 der Verordnungen</text:p>
      <text:p text:style-name="P5">(EU) Nr. 1093/2010, 1094/2010 und 1095/2010 auf Verlangen alle</text:p>
      <text:p text:style-name="P5">Informationen zur Verfügung, die zur Durchführung von deren Aufgaben</text:p>
      <text:p text:style-name="P5">aufgrund der Richtlinie 2005/60/EG sowie der Verordnungen (EU) Nr.</text:p>
      <text:p text:style-name="P5">1093/2010, 1094/2010 und 1095/2010 erforderlich sind.</text:p>
      <text:p text:style-name="P2"/>
      <text:p text:style-name="P3">Treuhandunternehmen</text:p>
      <text:p text:style-name="P2"><text:span text:style-name="T15">Bundesanstalt für Finanzdienstleistungsaufsicht<text:tab/></text:span></text:p>
      <text:p text:style-name="P2"><text:span text:style-name="T15">???????????????</text:span><text:tab/><text:tab/></text:p>
      <text:p text:style-name="P2"/>
      <text:p text:style-name="P3">Immobilienmakler</text:p>
      <text:p text:style-name="P2"><text:span text:style-name="T15">Bundesanstalt für Finanzdienstleistungsaufsicht</text:span><text:tab/></text:p>
      <text:p text:style-name="P2"><text:span text:style-name="T10">Immer wieder werden Wohnungen angemietet, die geforderte Kaution bezahlt, die Immobilie jedoch nach kurzer Zeit wieder gekündigt. Falls der Vermieter dann dazu aufgefordert wird, die Mietkaution auf ein ausländisches Konto zu überweisen, sollte er vorsichtig sein, denn eine solche Transaktion könnte der Geldwäsche dienen. - See more at: http://www.polizei-beratung.de/themen-und-tipps/betrug/geldwaesche/methode.html#sthash.tmATmjjv.dpuf</text:span> <text:tab/></text:p>
      <text:p text:style-name="P2"><text:span text:style-name="T10">Denn nach dem Geldwäschegesetz sind Makler dazu verpflichtet, die Identität von Käufer und Verkäufer mittels Ausweis festzustellen – und zwar unabhängig von der notariellen Beurkundung. - See more at: http://www.polizei-beratung.de/themen-und-tipps/betrug/geldwaesche/methode.html#sthash.tmATmjjv.dpuf</text:span> </text:p>
      <text:p text:style-name="P2"><text:span text:style-name="T10">Hinzu kommt, dass gewerbliche Verkäufer nach dem Geldwäschegesetz dazu verpflichtet sind, die Identität ihrer Kunden festzustellen, wenn sie Bargeld in Höhe von mehr als 15.000 Euro annehmen. Das könnte Geldwäscher dazu verleiten, auf private Anbieter auszuweichen, da sie sich bei diesen nicht legitimieren müssen. - See more at: http://www.polizei-beratung.de/themen-und-tipps/betrug/geldwaesche/methode.html#sthash.tmATmjjv.dpuf</text:span> <text:tab/></text:p>
      <text:p text:style-name="P2"><text:span text:style-name="T11">Verkauf von Immobilien unterliegt dem GwG</text:span> </text:p>
      <text:p text:style-name="P2"><text:span text:style-name="T13">Die entsprechende Regelung findet sich in § 2 Abs. 1 Nr. 12 GwG</text:span> </text:p>
      <text:p text:style-name="P2"><text:span text:style-name="T13">Wenn bei einer Transaktion Bargeld in Höhe von EUR 15.000 und mehr angenommen werden soll; wenn konkrete Anhaltspunkte dafür bestehen, dass die beabsichtigte Transaktion zur Geldwäsche missbraucht werden soll; wenn Zweifel an der Identität des Vertragspartners bzw. des wirtschaftlich Berechtigten bestehen. Praktisch relevant sind vor allem die beiden letzten Varianten, wobei sich keine allgemein gültigen Kriterien dafür aufstellen lassen, welche konkreten Anhaltspunkte Zweifel am Zweck einer Transaktion oder an der Identität des Geschäftspartners </text:span><text:soft-page-break/><text:span text:style-name="T13">begründen können.</text:span> <text:s/></text:p>
      <text:p text:style-name="P2"><text:span text:style-name="T13">Daneben besteht die Verpflichtung, alle erhobenen Angaben zu dokumentieren und für mindestens 5 Jahre aufzubewahren.</text:span> </text:p>
      <text:p text:style-name="P2"><text:span text:style-name="T14"> </text:span><text:span text:style-name="T13">Diese umfassen die Überprüfung der Identität des Vertr</text:span></text:p>
      <text:p text:style-name="P2"><text:span text:style-name="T13">agspartners und ggf. des dahinterstehenden wirtschaftlich Berechtigten sowie die Einholung von Informationen über den Zweck der Geschäftsbeziehung.</text:span> </text:p>
      <text:p text:style-name="P2"/>
      <text:p text:style-name="P2"><text:span text:style-name="T13">Bundeskriminalamt sowie der zuständigen Staatsanwaltschaft melden</text:span> </text:p>
      <text:p text:style-name="P2"><text:span text:style-name="T13">Die Bestellung eines Geldwäschebeauftragten ist für Unternehmen der Immobilienwirtschaft, anders als für bestimmte Finanzunternehmen und Spielbanken, gesetzlich</text:span><text:span text:style-name="T12"> nicht </text:span><text:span text:style-name="T13">vorgeschrieben</text:span></text:p>
      <text:p text:style-name="P2"><text:span text:style-name="T13">Grundsätzlich steht es im Ermessen jedes GwG-Verpflichteten, zu entscheiden, welche konkreten Maßnahmen in welchem Umfang er ergreifen will, um die einzelnen Pflichten zu erfüllen. Das GwG regelt hierzu lediglich, dass die Maßnahmen "angemessen" sein müssen, d. h. sie müssen das konkrete Risikopotential der durchgeführten Transaktionen sowie der potentiellen Vertragspartner abdecken. Dieser sog. risikoorientierte Ansatz lässt den betroffenen Unternehmen viel Raum, er legt ihnen aber auch die Verantwortung auf, selbst zu ermitteln, wie "anfällig" das eigene Unternehmen für Geldwäsche ist.  </text:span><text:s/><text:tab/></text:p>
      <text:p text:style-name="P2"/>
      <text:p text:style-name="P2"/>
      <text:p text:style-name="P2">{Abdulhamid}</text:p>
      <text:p text:style-name="P2"/>
      <text:p text:style-name="P3">Personen (handeln mit Gütern)</text:p>
      <text:p text:style-name="P4">Bundesanstalt für Finanzdienstleistungsaufsicht</text:p>
      <text:p text:style-name="P4"><text:span text:style-name="T9">Privatpersonen als Gewerbetreibende müssen Geldwäschegesetz beachten: Privatpersonen, die nicht nur gelegentlich Gegenstände aus ihrem Privatbesitz verkaufen, sondern gezielt Waren einkaufen oder herstellen, um diese weiter zu verkaufen, müssen unter Umständen ein Gewerbe anmelden. Als gewerbliche Verkäufer müssen sie das Geldwäschegesetz beachten. Dies betrifft beispielsweise Verkaufsagenten oder so genannte Powerseller, die Auktions- und Verkaufsplattformen nutzen, oder einen Internet-Shop betreiben. Wo sie ihr Gewerbe anmelden können, erfahren Betroffene bei ihrer Kommune. - See more at: http://www.polizei-beratung.de/themen-und-tipps/betrug/geldwaesche/methode.html#sthash.tmATmjjv.dpuf</text:span> </text:p>
      <text:p text:style-name="P4"><text:span text:style-name="T9"/></text:p>
      <text:p text:style-name="P4"><text:span text:style-name="T9">Verbraucher müssen sich bei größeren Bargeldanzahlungen ausweisen: Bezahlen Verbraucher bei größeren Anschaffungen hohe Summen mit Bargeld, beispielsweise beim Autohändler oder Juwelier, können sie ebenfalls in Kontakt mit dem Geldwäschegesetz kommen: Denn bei größeren Bargeldzahlungen müssen sie sich mit Personalausweis oder Reisepass ausweisen, das schreibt das Geldwäschegesetz vor. Hält der Händler diese Vorschrift nicht ein, kann es zu einem Bußgeld- oder Strafverfahren gegen ihn kommen. Akzeptiert ein Händler eine größere Bargeldbezahlung ohne Ausweisvorlage, setzt sich ein Käufer unter Umständen einer Strafverfolgung wegen Verdachts der Beihilfe zur Steuerhinterziehung aus. - See more at: http://www.polizei-beratung.de/themen-und-tipps/betrug/geldwaesche/methode.html#sthash.tmATmjjv.dpuf</text:span> </text:p>
      <text:p text:style-name="P2"><text:tab/></text:p>
      <text:p text:style-name="P2"/>
      <text:p text:style-name="P2"/>
      <text:p text:style-name="P2"/>
      <text:p text:style-name="P2">restliche quellen:</text:p>
      <text:p text:style-name="P2"/>
      <text:p text:style-name="P2"><text:a xlink:type="simple" xlink:href="http://de.slideshare.net/Bankenverband/industriestandards-zur-bekmpfung-von-geldwsche-in-deutschland">http://de.slideshare.net/Bankenverband/industriestandards-zur-bekmpfung-von-geldwsche-in-deutschland</text:a> </text:p>
      <text:p text:style-name="P2"/>
      <text:p text:style-name="P2">wie verhalten sich Banken?:</text:p>
      <text:p text:style-name="P2"><text:a xlink:type="simple" xlink:href="http://www.compliancemagazin.de/markt/studien/steriamummert130907.html">http://www.compliancemagazin.de/markt/studien/steriamummert130907.html</text:a> </text:p>
      <text:p text:style-name="P2"/>
      <text:p text:style-name="P2"><text:soft-page-break/>Immobilien</text:p>
      <text:p text:style-name="P2"><text:a xlink:type="simple" xlink:href="http://www.polizei-beratung.de/themen-und-tipps/betrug/geldwaesche/methode.html">http://www.polizei-beratung.de/themen-und-tipps/betrug/geldwaesche/methode.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OpenSymbol" svg:font-family="OpenSymbol"/>
    <style:font-face style:name="Tahoma1" svg:font-family="Tahoma"/>
    <style:font-face style:name="Verdana" svg:font-family="Verdana, Geneva, sans-serif"/>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CRONYM"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7M44S</meta:editing-duration>
    <meta:editing-cycles>4</meta:editing-cycles>
    <meta:generator>OpenOffice/4.0.1$Win32 OpenOffice.org_project/401m5$Build-9714</meta:generator>
    <dc:date>2013-10-22T21:55:48.23</dc:date>
    <dc:creator>a c</dc:creator>
    <meta:document-statistic meta:table-count="0" meta:image-count="0" meta:object-count="0" meta:page-count="4" meta:paragraph-count="70" meta:word-count="1137" meta:character-count="9853"/>
    <meta:user-defined meta:name="Info 1"/>
    <meta:user-defined meta:name="Info 2"/>
    <meta:user-defined meta:name="Info 3"/>
    <meta:user-defined meta:name="Info 4"/>
  </office:meta>
</office:document-meta>
</file>